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842" officeooo:paragraph-rsid="000f6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20:33:09.496253511</meta:creation-date>
    <dc:date>2021-12-02T20:33:41.917369102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